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b2b6" officeooo:paragraph-rsid="0007b2b6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officeooo:rsid="0007b2b6" officeooo:paragraph-rsid="00088043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officeooo:rsid="0007b2b6" officeooo:paragraph-rsid="000a34ad" style:font-size-asian="12.25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officeooo:rsid="0007b2b6" officeooo:paragraph-rsid="0007b2b6" style:font-size-asian="12.25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officeooo:rsid="000a1816" officeooo:paragraph-rsid="000a1816" style:font-size-asian="12.25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officeooo:rsid="0007f5b0" officeooo:paragraph-rsid="0007f5b0" style:font-size-asian="12.25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officeooo:rsid="000a7e0e" officeooo:paragraph-rsid="000a7e0e" style:font-size-asian="12.25pt" style:font-size-complex="14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officeooo:rsid="0007bea3" officeooo:paragraph-rsid="0007bea3" style:font-size-asian="12.25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officeooo:rsid="000c626b" officeooo:paragraph-rsid="000c626b" style:font-size-asian="12.25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officeooo:rsid="000b6b20" officeooo:paragraph-rsid="000b6b20" style:font-size-asian="12.25pt" style:font-size-complex="14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officeooo:rsid="000fcad2" officeooo:paragraph-rsid="000fcad2" style:font-size-asian="12.25pt" style:font-size-complex="14pt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a1816" officeooo:paragraph-rsid="000a1816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c626b" officeooo:paragraph-rsid="000c626b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07f5b0" officeooo:paragraph-rsid="0007f5b0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7b2b6" style:font-size-asian="12.25pt" style:font-size-complex="14pt"/>
    </style:style>
    <style:style style:name="T3" style:family="text">
      <style:text-properties fo:font-size="14pt" officeooo:rsid="000d76fd" style:font-size-asian="12.25pt" style:font-size-complex="14pt"/>
    </style:style>
    <style:style style:name="T4" style:family="text">
      <style:text-properties officeooo:rsid="000e630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</text:p>
      <text:p text:style-name="P1">For</text:p>
      <text:p text:style-name="P1">2019</text:p>
      <text:list xml:id="list987809040" text:style-name="L1">
        <text:list-header>
          <text:p text:style-name="P2"/>
        </text:list-header>
        <text:list-item>
          <text:p text:style-name="P2">Simon Project</text:p>
          <text:list>
            <text:list-item>
              <text:p text:style-name="P12"><text:span text:style-name="T2">G</text:span><text:span text:style-name="T1">it Hub Update Daily</text:span></text:p>
              <text:list>
                <text:list-item>
                  <text:p text:style-name="P13"><text:span text:style-name="T1">Create new repository </text:span><text:span text:style-name="T3">1.2.1</text:span></text:p>
                </text:list-item>
                <text:list-item>
                  <text:p text:style-name="P5">8:00 pm</text:p>
                </text:list-item>
              </text:list>
            </text:list-item>
            <text:list-item>
              <text:p text:style-name="P3">History</text:p>
              <text:list>
                <text:list-item>
                  <text:p text:style-name="P3">Create button on ADD Screen</text:p>
                </text:list-item>
                <text:list-item>
                  <text:p text:style-name="P14"><text:span text:style-name="T2">G</text:span><text:span text:style-name="T1">et PK</text:span></text:p>
                </text:list-item>
                <text:list-item>
                  <text:p text:style-name="P6">Create DB View</text:p>
                </text:list-item>
                <text:list-item>
                  <text:p text:style-name="P6">Generate PDF file</text:p>
                </text:list-item>
              </text:list>
            </text:list-item>
            <text:list-item>
              <text:p text:style-name="P4">Patient Pictures</text:p>
              <text:list>
                <text:list-item>
                  <text:p text:style-name="P6">Use Cheese</text:p>
                </text:list-item>
                <text:list-item>
                  <text:p text:style-name="P7">Check out <text:span text:style-name="T4">pat pic</text:span> file upload</text:p>
                </text:list-item>
                <text:list-item>
                  <text:p text:style-name="P6">Teach Simon &amp; Janet on how to use</text:p>
                </text:list-item>
              </text:list>
            </text:list-item>
            <text:list-item>
              <text:p text:style-name="P8">Charts &amp; Graphs</text:p>
              <text:list>
                <text:list-item>
                  <text:p text:style-name="P11">Visit &amp; medicine payment</text:p>
                  <text:list>
                    <text:list-item>
                      <text:p text:style-name="P6">Weekly</text:p>
                    </text:list-item>
                    <text:list-item>
                      <text:p text:style-name="P6">Monthly</text:p>
                    </text:list-item>
                    <text:list-item>
                      <text:p text:style-name="P6">Quarterly</text:p>
                    </text:list-item>
                    <text:list-item>
                      <text:p text:style-name="P9">Yearly</text:p>
                    </text:list-item>
                  </text:list>
                </text:list-item>
              </text:list>
            </text:list-item>
            <text:list-item>
              <text:p text:style-name="P11">Reports</text:p>
              <text:list>
                <text:list-item>
                  <text:p text:style-name="P11">Number of patients</text:p>
                </text:list-item>
                <text:list-item>
                  <text:p text:style-name="P11">Number of visits</text:p>
                  <text:list>
                    <text:list-item>
                      <text:p text:style-name="P11">Complaints</text:p>
                    </text:list-item>
                    <text:list-item>
                      <text:p text:style-name="P11">Findings</text:p>
                    </text:list-item>
                    <text:list-item>
                      <text:p text:style-name="P11">Treatments</text:p>
                    </text:list-item>
                    <text:list-item>
                      <text:p text:style-name="P11">Diagnosis </text:p>
                    </text:list-item>
                  </text:list>
                </text:list-item>
                <text:list-item>
                  <text:p text:style-name="P11">Number/list of medicines</text:p>
                </text:list-item>
              </text:list>
            </text:list-item>
          </text:list>
        </text:list-item>
        <text:list-item>
          <text:p text:style-name="P10">Ghost Blog Projec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xx" style:country-asian="none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xx" style:country-asian="none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7:58:01.435925038</meta:creation-date>
    <dc:date>2019-01-01T20:50:07.326059821</dc:date>
    <meta:editing-duration>PT26M21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104" meta:character-count="482" meta:non-whitespace-character-count="436"/>
  </office:meta>
</office:document-meta>
</file>